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838771" calcext:value-type="float">
            <text:p>0,838771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655336" calcext:value-type="float">
            <text:p>0,655336</text:p>
          </table:table-cell>
          <table:table-cell table:formula="of:=([.B3]-[.B2])/([.A3]-[.A2])" office:value-type="float" office:value="-1.2229" calcext:value-type="float">
            <text:p>-1,2229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table:formula="of:=([.B4]-[.B3])/0.15" office:value-type="float" office:value="-1.36592666666667" calcext:value-type="float">
            <text:p>-1,36592666666667</text:p>
          </table:table-cell>
          <table:table-cell table:formula="of:=([.C4]-[.C3])/0.3" office:value-type="float" office:value="-0.476755555555555" calcext:value-type="float">
            <text:p>-0,47675555555555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25336" calcext:value-type="float">
            <text:p>0,225336</text:p>
          </table:table-cell>
          <table:table-cell table:formula="of:=([.B5]-[.B4])/0.15" office:value-type="float" office:value="-1.50074" calcext:value-type="float">
            <text:p>-1,50074</text:p>
          </table:table-cell>
          <table:table-cell table:formula="of:=([.C5]-[.C4])/0.3" office:value-type="float" office:value="-0.44937777777778" calcext:value-type="float">
            <text:p>-0,44937777777778</text:p>
          </table:table-cell>
          <table:table-cell table:formula="of:=([.D5]-[.D4])/0.45" office:value-type="float" office:value="0.0608395061728351" calcext:value-type="float">
            <text:p>0,060839506172835</text:p>
          </table:table-cell>
          <table:table-cell table:number-columns-repeated="2"/>
          <table:table-cell office:value-type="float" office:value="0.525" calcext:value-type="float">
            <text:p>0,525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-0.01831" calcext:value-type="float">
            <text:p>-0,01831</text:p>
          </table:table-cell>
          <table:table-cell table:formula="of:=([.B6]-[.B5])/0.15" office:value-type="float" office:value="-1.62430666666667" calcext:value-type="float">
            <text:p>-1,62430666666667</text:p>
          </table:table-cell>
          <table:table-cell table:formula="of:=([.C6]-[.C5])/0.3" office:value-type="float" office:value="-0.411888888888888" calcext:value-type="float">
            <text:p>-0,411888888888888</text:p>
          </table:table-cell>
          <table:table-cell table:formula="of:=([.D6]-[.D5])/0.45" office:value-type="float" office:value="0.083308641975315" calcext:value-type="float">
            <text:p>0,083308641975315</text:p>
          </table:table-cell>
          <table:table-cell table:formula="of:=([.E6]-[.E5])/0.6" office:value-type="float" office:value="0.0374485596707998" calcext:value-type="float">
            <text:p>0,0374485596708</text:p>
          </table:table-cell>
          <table:table-cell/>
          <table:table-cell table:formula="of:=[.B2]+[.C3]*([.H5]-[.A2])+[.D4]*([.H5]-[.A2])*([.H5]-[.A3])+[.E5]*([.H5]-[.A2])*([.H5]-[.A3])*([.H5]-[.A4])+[.F6]*([.H5]-[.A2])*([.H5]-[.A3])*([.H5]-[.A4])*([.H5]-[.A5])" office:value-type="float" office:value="0.3403244765625" calcext:value-type="float">
            <text:p>0,3403244765625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0.27839" calcext:value-type="float">
            <text:p>-0,27839</text:p>
          </table:table-cell>
          <table:table-cell table:number-columns-repeated="7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style-name="ce3" office:value-type="string" calcext:value-type="string">
            <text:p>-0.55243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838771" calcext:value-type="float">
            <text:p>0,838771</text:p>
          </table:table-cell>
          <table:table-cell table:formula="of:=([.B13]-[.B12])/0.15" office:value-type="float" office:value="-1.07486" calcext:value-type="float">
            <text:p>-1,07486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655336" calcext:value-type="float">
            <text:p>0,655336</text:p>
          </table:table-cell>
          <table:table-cell table:formula="of:=([.B14]-[.B13])/0.15" office:value-type="float" office:value="-1.2229" calcext:value-type="float">
            <text:p>-1,2229</text:p>
          </table:table-cell>
          <table:table-cell table:formula="of:=([.C14]-[.C13])/0.3" office:value-type="float" office:value="-0.493466666666665" calcext:value-type="float">
            <text:p>-0,493466666666665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table:formula="of:=([.B15]-[.B14])/0.15" office:value-type="float" office:value="-1.36592666666667" calcext:value-type="float">
            <text:p>-1,36592666666667</text:p>
          </table:table-cell>
          <table:table-cell table:formula="of:=([.C15]-[.C14])/0.3" office:value-type="float" office:value="-0.476755555555554" calcext:value-type="float">
            <text:p>-0,476755555555554</text:p>
          </table:table-cell>
          <table:table-cell table:formula="of:=([.D15]-[.D14])/0.45" office:value-type="float" office:value="0.0371358024691357" calcext:value-type="float">
            <text:p>0,03713580246913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25336" calcext:value-type="float">
            <text:p>0,225336</text:p>
          </table:table-cell>
          <table:table-cell table:formula="of:=([.B16]-[.B15])/0.15" office:value-type="float" office:value="-1.50074" calcext:value-type="float">
            <text:p>-1,50074</text:p>
          </table:table-cell>
          <table:table-cell table:formula="of:=([.C16]-[.C15])/0.3" office:value-type="float" office:value="-0.44937777777778" calcext:value-type="float">
            <text:p>-0,44937777777778</text:p>
          </table:table-cell>
          <table:table-cell table:formula="of:=([.D16]-[.D15])/0.45" office:value-type="float" office:value="0.0608395061728317" calcext:value-type="float">
            <text:p>0,060839506172832</text:p>
          </table:table-cell>
          <table:table-cell table:formula="of:=([.E16]-[.E15])/0.6" office:value-type="float" office:value="0.0395061728394934" calcext:value-type="float">
            <text:p>0,039506172839493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-0.01831" calcext:value-type="float">
            <text:p>-0,0183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0.27839" calcext:value-type="float">
            <text:p>-0,27839</text:p>
          </table:table-cell>
          <table:table-cell table:number-columns-repeated="7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style-name="ce3" office:value-type="string" calcext:value-type="string">
            <text:p>-0.55243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838771" calcext:value-type="float">
            <text:p>0,838771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655336" calcext:value-type="float">
            <text:p>0,655336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25336" calcext:value-type="float">
            <text:p>0,225336</text:p>
          </table:table-cell>
          <table:table-cell table:number-columns-repeated="7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-0.01831" calcext:value-type="float">
            <text:p>-0,0183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0.27839" calcext:value-type="float">
            <text:p>-0,27839</text:p>
          </table:table-cell>
          <table:table-cell table:number-columns-repeated="7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655336" calcext:value-type="float">
            <text:p>0,655336</text:p>
          </table:table-cell>
          <table:table-cell office:value-type="float" office:value="-1.29552" calcext:value-type="float">
            <text:p>-1,29552</text:p>
          </table:table-cell>
          <table:table-cell table:formula="of:=([.C34]-[.C33])/([.A35]-[.A33])" office:value-type="float" office:value="-0.469377777777777" calcext:value-type="float">
            <text:p>-0,469377777777777</text:p>
          </table:table-cell>
          <table:table-cell table:formula="of:=([.D34]-[.D33])/([.A36]-[.A33])" office:value-type="float" office:value="0.0605925925925751" calcext:value-type="float">
            <text:p>0,060592592592575</text:p>
          </table:table-cell>
          <table:table-cell table:formula="of:=([.E34]-[.E33])/([.A37]-[.A33])" office:value-type="float" office:value="0.282962962963172" calcext:value-type="float">
            <text:p>0,282962962963172</text:p>
          </table:table-cell>
          <table:table-cell table:formula="of:=([.F34]-[.F33])/([.A38]-[.A33])" office:value-type="float" office:value="-1.6362139917715" calcext:value-type="float">
            <text:p>-1,6362139917715</text:p>
          </table:table-cell>
          <table:table-cell/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655336" calcext:value-type="float">
            <text:p>0,655336</text:p>
          </table:table-cell>
          <table:table-cell table:formula="of:=([.B35]-[.B34])/([.A35]-[.A34])" office:value-type="float" office:value="-1.36592666666667" calcext:value-type="float">
            <text:p>-1,36592666666667</text:p>
          </table:table-cell>
          <table:table-cell table:formula="of:=([.C35]-[.C34])/([.A35]-[.A33])" office:value-type="float" office:value="-0.460288888888891" calcext:value-type="float">
            <text:p>-0,460288888888891</text:p>
          </table:table-cell>
          <table:table-cell table:formula="of:=([.D35]-[.D34])/([.A36]-[.A33])" office:value-type="float" office:value="0.145481481481527" calcext:value-type="float">
            <text:p>0,145481481481527</text:p>
          </table:table-cell>
          <table:table-cell table:formula="of:=([.E35]-[.E34])/([.A37]-[.A33])" office:value-type="float" office:value="-0.207901234568276" calcext:value-type="float">
            <text:p>-0,207901234568276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office:value-type="float" office:value="-1.43497" calcext:value-type="float">
            <text:p>-1,43497</text:p>
          </table:table-cell>
          <table:table-cell table:formula="of:=([.C36]-[.C35])/([.A35]-[.A33])" office:value-type="float" office:value="-0.438466666666662" calcext:value-type="float">
            <text:p>-0,438466666666662</text:p>
          </table:table-cell>
          <table:table-cell table:formula="of:=([.D36]-[.D35])/([.A36]-[.A33])" office:value-type="float" office:value="0.0831111111110439" calcext:value-type="float">
            <text:p>0,083111111111044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table:formula="of:=([.B37]-[.B36])/([.A37]-[.A36])" office:value-type="float" office:value="-1.50074" calcext:value-type="float">
            <text:p>-1,50074</text:p>
          </table:table-cell>
          <table:table-cell table:formula="of:=([.C37]-[.C36])/([.A35]-[.A33])" office:value-type="float" office:value="-0.426000000000005" calcext:value-type="float">
            <text:p>-0,42600000000000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25336" calcext:value-type="float">
            <text:p>0,225336</text:p>
          </table:table-cell>
          <table:table-cell office:value-type="float" office:value="-1.56464" calcext:value-type="float">
            <text:p>-1,5646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25336" calcext:value-type="float">
            <text:p>0,225336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[.B33]+([.I33]-[.A33])*[.C33]+([.I33]-[.A34])*([.I33]-[.A33])*[.D33]+([.I33]-[.A35])*([.I33]-[.A34])*([.I33]-[.A33])*[.E33]+([.I33]-[.A36])*([.I33]-[.A35])*([.I33]-[.A34])*([.I33]-[.A33])*[.F33]+([.I33]-[.A37])*([.I33]-[.A36])*([.I33]-[.A35])*([.I33]-[.A34])*([.I33]-[.A33])*[.G33]" office:value-type="float" office:value="0.3404273359375" calcext:value-type="float">
            <text:p>0,340427335937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office:value-type="float" office:value="-1.43497" calcext:value-type="float">
            <text:p>-1,43497</text:p>
          </table:table-cell>
          <table:table-cell table:formula="of:=([.C46]-[.C45])/([.A47]-[.A45])" office:value-type="float" office:value="-0.438466666666661" calcext:value-type="float">
            <text:p>-0,438466666666661</text:p>
          </table:table-cell>
          <table:table-cell table:formula="of:=([.D46]-[.D45])/([.A48]-[.A45])" office:value-type="float" office:value="0.0831111111110438" calcext:value-type="float">
            <text:p>0,083111111111044</text:p>
          </table:table-cell>
          <table:table-cell table:number-columns-repeated="3"/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table:formula="of:=([.B47]-[.B46])/([.A47]-[.A46])" office:value-type="float" office:value="-1.50074" calcext:value-type="float">
            <text:p>-1,50074</text:p>
          </table:table-cell>
          <table:table-cell table:formula="of:=([.C47]-[.C46])/([.A48]-[.A46])" office:value-type="float" office:value="-0.426000000000005" calcext:value-type="float">
            <text:p>-0,42600000000000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25336" calcext:value-type="float">
            <text:p>0,225336</text:p>
          </table:table-cell>
          <table:table-cell office:value-type="float" office:value="-1.56464" calcext:value-type="float">
            <text:p>-1,5646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25336" calcext:value-type="float">
            <text:p>0,225336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[.B45]+([.I45]-[.A45])*[.C45]+([.I45]-[.A45])*([.I45]-[.A46])*[.D45]+([.I45]-[.A45])*([.I45]-[.A46])*([.I45]-[.A47])*[.E45]" office:value-type="float" office:value="0.3403228125" calcext:value-type="float">
            <text:p>0,340322812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office:value-type="float" office:value="-1.43497" calcext:value-type="float">
            <text:p>-1,43497</text:p>
          </table:table-cell>
          <table:table-cell table:number-columns-repeated="5"/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[.B53]+([.I53]-[.A53])*[.C53]" office:value-type="float" office:value="0.34282425" calcext:value-type="float">
            <text:p>0,34282425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table:formula="of:=([.B62]-[.B61])/([.A62]-[.A61])" office:value-type="float" office:value="-1.50074" calcext:value-type="float">
            <text:p>-1,50074</text:p>
          </table:table-cell>
          <table:table-cell table:number-columns-repeated="5"/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25336" calcext:value-type="float">
            <text:p>0,22533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[.B61]+([.I61]-[.A61])*[.C61]" office:value-type="float" office:value="0.3378915" calcext:value-type="float">
            <text:p>0,337891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-0.55243" calcext:value-type="float">
            <text:p>-0,55243</text:p>
          </table:table-cell>
          <table:table-cell office:value-type="float" office:value="1.05" calcext:value-type="float">
            <text:p>1,05</text:p>
          </table:table-cell>
          <table:table-cell table:formula="of:=([.B68]-[.B67])/([.A67]-[.A68])" office:value-type="float" office:value="0.547365348124361" calcext:value-type="float">
            <text:p>0,547365348124361</text:p>
          </table:table-cell>
          <table:table-cell table:number-columns-repeated="6"/>
        </table:table-row>
        <table:table-row table:style-name="ro1">
          <table:table-cell office:value-type="float" office:value="-0.27839" calcext:value-type="float">
            <text:p>-0,27839</text:p>
          </table:table-cell>
          <table:table-cell office:value-type="float" office:value="0.9" calcext:value-type="float">
            <text:p>0,9</text:p>
          </table:table-cell>
          <table:table-cell table:formula="of:=([.B69]-[.B68])/([.A67]-[.A68])" office:value-type="float" office:value="0.547365348124361" calcext:value-type="float">
            <text:p>0,547365348124361</text:p>
          </table:table-cell>
          <table:table-cell table:number-columns-repeated="6"/>
        </table:table-row>
        <table:table-row table:style-name="ro1">
          <table:table-cell office:value-type="float" office:value="-0.01831" calcext:value-type="float">
            <text:p>-0,01831</text:p>
          </table:table-cell>
          <table:table-cell office:value-type="float" office:value="0.75" calcext:value-type="float">
            <text:p>0,75</text:p>
          </table:table-cell>
          <table:table-cell table:formula="of:=([.B70]-[.B69])/([.A67]-[.A68])" office:value-type="float" office:value="0.547365348124361" calcext:value-type="float">
            <text:p>0,547365348124361</text:p>
          </table:table-cell>
          <table:table-cell table:number-columns-repeated="6"/>
        </table:table-row>
        <table:table-row table:style-name="ro1">
          <table:table-cell office:value-type="float" office:value="0.225336" calcext:value-type="float">
            <text:p>0,225336</text:p>
          </table:table-cell>
          <table:table-cell office:value-type="float" office:value="0.6" calcext:value-type="float">
            <text:p>0,6</text:p>
          </table:table-cell>
          <table:table-cell table:formula="of:=([.B71]-[.B70])/([.A67]-[.A68])" office:value-type="float" office:value="0.547365348124362" calcext:value-type="float">
            <text:p>0,547365348124362</text:p>
          </table:table-cell>
          <table:table-cell table:number-columns-repeated="6"/>
        </table:table-row>
        <table:table-row table:style-name="ro1">
          <table:table-cell office:value-type="float" office:value="0.450447" calcext:value-type="float">
            <text:p>0,450447</text:p>
          </table:table-cell>
          <table:table-cell office:value-type="float" office:value="0.45" calcext:value-type="float">
            <text:p>0,45</text:p>
          </table:table-cell>
          <table:table-cell table:formula="of:=([.B72]-[.B71])/([.A67]-[.A68])" office:value-type="float" office:value="0.547365348124361" calcext:value-type="float">
            <text:p>0,547365348124361</text:p>
          </table:table-cell>
          <table:table-cell table:number-columns-repeated="6"/>
        </table:table-row>
        <table:table-row table:style-name="ro1">
          <table:table-cell office:value-type="float" office:value="0.655336" calcext:value-type="float">
            <text:p>0,655336</text:p>
          </table:table-cell>
          <table:table-cell office:value-type="float" office:value="0.3" calcext:value-type="float">
            <text:p>0,3</text:p>
          </table:table-cell>
          <table:table-cell table:formula="of:=([.B73]-[.B72])/([.A67]-[.A68])" office:value-type="float" office:value="0.547365348124361" calcext:value-type="float">
            <text:p>0,547365348124361</text:p>
          </table:table-cell>
          <table:table-cell table:number-columns-repeated="6"/>
        </table:table-row>
        <table:table-row table:style-name="ro1">
          <table:table-cell office:value-type="float" office:value="0.838771" calcext:value-type="float">
            <text:p>0,838771</text:p>
          </table:table-cell>
          <table:table-cell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50447" calcext:value-type="float">
            <text:p>0,450447</text:p>
          </table:table-cell>
          <table:table-cell table:formula="of:=([.B78]-[.B77])/([.A78]-[.A77])" office:value-type="float" office:value="1.00099333333333" calcext:value-type="float">
            <text:p>1,000993333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10:46:58.9575995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01:19:15.917926280</meta:creation-date>
    <dc:date>2021-02-16T21:24:41.876962957</dc:date>
    <meta:editing-duration>PT1H9M56S</meta:editing-duration>
    <meta:editing-cycles>7</meta:editing-cycles>
    <meta:generator>LibreOffice/6.4.6.2$Linux_X86_64 LibreOffice_project/40$Build-2</meta:generator>
    <meta:document-statistic meta:table-count="1" meta:cell-count="158" meta:object-count="0"/>
  </office:meta>
</office:document-meta>
</file>